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107cm"/>
    </style:style>
    <style:style style:name="co3" style:family="table-column">
      <style:table-column-properties fo:break-before="auto" style:column-width="7.795cm"/>
    </style:style>
    <style:style style:name="co4" style:family="table-column">
      <style:table-column-properties fo:break-before="auto" style:column-width="4.422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roject Name <text:s/>: Electricity Billing System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um – sprint -1(project Baseline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wireframe preparation</text:p>
          </table:table-cell>
          <table:table-cell office:value-type="string" calcext:value-type="string">
            <text:p>04-05-20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Script preparation</text:p>
          </table:table-cell>
          <table:table-cell office:value-type="string" calcext:value-type="string">
            <text:p>06-05-20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straction <text:s/>Document Preparation</text:p>
          </table:table-cell>
          <table:table-cell office:value-type="string" calcext:value-type="string">
            <text:p>07-05-20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ject – Baseline setup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ject – maven integration with dependencies 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ject – Identify the business objects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ject – display menu items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ing – Common Modules (Login module, Payment module, Utilities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 – Validation Implementation (UI Layer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ject – DAO Implementation (DAO Layer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rvlet/Controller Implementation</text:p>
          </table:table-cell>
          <table:table-cell office:value-type="string" calcext:value-type="string">
            <text:p>09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ature wise – DAO Implementation </text:p>
          </table:table-cell>
          <table:table-cell office:value-type="string" calcext:value-type="string">
            <text:p>10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tilities – Common Functionality Implementation</text:p>
          </table:table-cell>
          <table:table-cell office:value-type="string" calcext:value-type="string">
            <text:p>10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vaScript Session part 1</text:p>
          </table:table-cell>
          <table:table-cell office:value-type="string" calcext:value-type="string">
            <text:p>14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ject Updates, Agile Introduction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 to one Discussions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QL Batch Update- Sample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it Session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g4j session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tilities – External Utility API (String Utils, File Utils)</text:p>
          </table:table-cell>
          <table:table-cell office:value-type="string" calcext:value-type="string">
            <text:p>16-05-20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vert Dynamic web -&gt; Maven Project</text:p>
          </table:table-cell>
          <table:table-cell office:value-type="string" calcext:value-type="string">
            <text:p>16-05-20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Script (Page redirect, Dialog boxes, HTML DOM, Validations) (Part-2)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 to one Questions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oject Demo – 2<text:span text:style-name="T1">nd</text:span> Review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essment- L2 &amp; L3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enario based Questions (discussion)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query/Js Ajax (diff)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DBC/GC/Arrays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stract Document – reviewed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mo – Project Review(3rd )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ming Convention/ Coding Standards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fined exception / joins/sub query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I – Validation/ alignments/css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nal Project Review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mo to clien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hare Source code / DB script (Git Repository) 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41M32S</meta:editing-duration>
    <meta:editing-cycles>7</meta:editing-cycles>
    <meta:generator>LibreOffice/4.1.3.2$Windows_x86 LibreOffice_project/70feb7d99726f064edab4605a8ab840c50ec57a</meta:generator>
    <dc:date>2019-05-24T13:07:09.106000000</dc: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